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mbria" svg:font-family="Cambria" style:font-family-generic="swiss"/>
    <style:font-face style:name="Czcionka tekstu podstawowego" svg:font-family="'Czcionka tekstu podstawowego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10.993cm"/>
    </style:style>
    <style:style style:name="co3" style:family="table-column">
      <style:table-column-properties fo:break-before="auto" style:column-width="10.465cm"/>
    </style:style>
    <style:style style:name="co4" style:family="table-column">
      <style:table-column-properties fo:break-before="auto" style:column-width="9.2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G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AvailLangs</text:p>
          </table:table-cell>
          <table:table-cell table:style-name="Default" office:value-type="string">
            <text:p>en</text:p>
          </table:table-cell>
          <table:table-cell office:value-type="string">
            <text:p>pl</text:p>
          </table:table-cell>
          <table:table-cell office:value-type="string">
            <text:p>de</text:p>
          </table:table-cell>
        </table:table-row>
        <table:table-row table:style-name="ro2">
          <table:table-cell office:value-type="string">
            <text:p>chCropMethod</text:p>
          </table:table-cell>
          <table:table-cell table:style-name="Default" office:value-type="string">
            <text:p>Choose crop style</text:p>
          </table:table-cell>
          <table:table-cell office:value-type="string">
            <text:p>Wybierz styl przycinania</text:p>
          </table:table-cell>
          <table:table-cell office:value-type="string">
            <text:p>Wähle Schnittstil</text:p>
          </table:table-cell>
        </table:table-row>
        <table:table-row table:style-name="ro2">
          <table:table-cell office:value-type="string">
            <text:p>chCropMethodQ</text:p>
          </table:table-cell>
          <table:table-cell table:style-name="Default" office:value-type="string">
            <text:p>Choose crop style</text:p>
          </table:table-cell>
          <table:table-cell office:value-type="string">
            <text:p>Wybierz styl przycinania</text:p>
          </table:table-cell>
          <table:table-cell office:value-type="string">
            <text:p>Wähle Schnittstil</text:p>
          </table:table-cell>
        </table:table-row>
        <table:table-row table:style-name="ro2">
          <table:table-cell office:value-type="string">
            <text:p>cropCanvas</text:p>
          </table:table-cell>
          <table:table-cell table:style-name="Default" office:value-type="string">
            <text:p>Crop canvas (simple crop)</text:p>
          </table:table-cell>
          <table:table-cell office:value-type="string">
            <text:p>Przytnij płótno</text:p>
          </table:table-cell>
          <table:table-cell office:value-type="string">
            <text:p>Arbeitsfläche aufteilen</text:p>
          </table:table-cell>
        </table:table-row>
        <table:table-row table:style-name="ro2">
          <table:table-cell office:value-type="string">
            <text:p>mkCropMask</text:p>
          </table:table-cell>
          <table:table-cell table:style-name="Default" office:value-type="string">
            <text:p>Make crop mask</text:p>
          </table:table-cell>
          <table:table-cell office:value-type="string">
            <text:p>Stwórz maskę kadrującą</text:p>
          </table:table-cell>
          <table:table-cell office:value-type="string">
            <text:p>Erstelle Schnittmaske</text:p>
          </table:table-cell>
        </table:table-row>
        <table:table-row table:style-name="ro2">
          <table:table-cell office:value-type="string">
            <text:p>bgOnLayer</text:p>
          </table:table-cell>
          <table:table-cell table:style-name="Default" office:value-type="string">
            <text:p>Background on layer</text:p>
          </table:table-cell>
          <table:table-cell office:value-type="string">
            <text:p>Tło na warstwie</text:p>
          </table:table-cell>
          <table:table-cell office:value-type="string">
            <text:p>Hintergrund auf Ebene</text:p>
          </table:table-cell>
        </table:table-row>
        <table:table-row table:style-name="ro2">
          <table:table-cell office:value-type="string">
            <text:p>bgFill</text:p>
          </table:table-cell>
          <table:table-cell table:style-name="Default" office:value-type="string">
            <text:p>Background fill</text:p>
          </table:table-cell>
          <table:table-cell office:value-type="string">
            <text:p>Wypełnienie tła</text:p>
          </table:table-cell>
          <table:table-cell office:value-type="string">
            <text:p>Hintergrund füllen</text:p>
          </table:table-cell>
        </table:table-row>
        <table:table-row table:style-name="ro2">
          <table:table-cell office:value-type="string">
            <text:p>-grid</text:p>
          </table:table-cell>
          <table:table-cell table:style-name="Default" office:value-type="string">
            <text:p><text:s/>- grid</text:p>
          </table:table-cell>
          <table:table-cell office:value-type="string">
            <text:p><text:s/>- siatka</text:p>
          </table:table-cell>
          <table:table-cell office:value-type="string">
            <text:p><text:s/>- Rastern</text:p>
          </table:table-cell>
        </table:table-row>
        <table:table-row table:style-name="ro2">
          <table:table-cell office:value-type="string">
            <text:p>-resize</text:p>
          </table:table-cell>
          <table:table-cell table:style-name="Default" office:value-type="string">
            <text:p><text:s/>- resize</text:p>
          </table:table-cell>
          <table:table-cell office:value-type="string">
            <text:p><text:s/>- przeskalowanie</text:p>
          </table:table-cell>
          <table:table-cell office:value-type="string">
            <text:p><text:s/>- Skalieren</text:p>
          </table:table-cell>
        </table:table-row>
        <table:table-row table:style-name="ro2">
          <table:table-cell office:value-type="string">
            <text:p>-reveal</text:p>
          </table:table-cell>
          <table:table-cell table:style-name="Default" office:value-type="string">
            <text:p><text:s/>- reveal</text:p>
          </table:table-cell>
          <table:table-cell office:value-type="string">
            <text:p><text:s/>- rozszerzanie</text:p>
          </table:table-cell>
          <table:table-cell office:value-type="string">
            <text:p><text:s/>- Einblenden</text:p>
          </table:table-cell>
        </table:table-row>
        <table:table-row table:style-name="ro2">
          <table:table-cell office:value-type="string">
            <text:p>-crop</text:p>
          </table:table-cell>
          <table:table-cell table:style-name="Default" office:value-type="string">
            <text:p><text:s/>- crop</text:p>
          </table:table-cell>
          <table:table-cell office:value-type="string">
            <text:p><text:s/>- przycinanie</text:p>
          </table:table-cell>
          <table:table-cell office:value-type="string">
            <text:p><text:s/>- Beschneiden</text:p>
          </table:table-cell>
        </table:table-row>
        <table:table-row table:style-name="ro2">
          <table:table-cell office:value-type="string">
            <text:p>GCbySzN</text:p>
          </table:table-cell>
          <table:table-cell table:style-name="Default" office:value-type="string">
            <text:p>Golden Crop by SzopeN</text:p>
          </table:table-cell>
          <table:table-cell office:value-type="string">
            <text:p>Golden Crop by SzopeN</text:p>
          </table:table-cell>
          <table:table-cell office:value-type="string">
            <text:p>Golden Crop by SzopeN</text:p>
          </table:table-cell>
        </table:table-row>
        <table:table-row table:style-name="ro2">
          <table:table-cell office:value-type="string">
            <text:p>cropMask</text:p>
          </table:table-cell>
          <table:table-cell table:style-name="Default" office:value-type="string">
            <text:p>Crop mask</text:p>
          </table:table-cell>
          <table:table-cell office:value-type="string">
            <text:p>Maska kadrująca</text:p>
          </table:table-cell>
          <table:table-cell office:value-type="string">
            <text:p>Schnittmaske</text:p>
          </table:table-cell>
        </table:table-row>
        <table:table-row table:style-name="ro2">
          <table:table-cell office:value-type="string">
            <text:p>divRules</text:p>
          </table:table-cell>
          <table:table-cell table:style-name="Default" office:value-type="string">
            <text:p>Dividing rules</text:p>
          </table:table-cell>
          <table:table-cell office:value-type="string">
            <text:p>Reguły podziału</text:p>
          </table:table-cell>
          <table:table-cell office:value-type="string">
            <text:p>Trennungsregeln</text:p>
          </table:table-cell>
        </table:table-row>
        <table:table-row table:style-name="ro2">
          <table:table-cell office:value-type="string">
            <text:p>canvExtDet</text:p>
          </table:table-cell>
          <table:table-cell table:style-name="Default" office:value-type="string">
            <text:p>Canvas extension detected.</text:p>
          </table:table-cell>
          <table:table-cell office:value-type="string">
            <text:p>Wykryto rozszerzenie płótna.</text:p>
          </table:table-cell>
          <table:table-cell office:value-type="string">
            <text:p>Erweiterung der Arbeitsfläche zeigen</text:p>
          </table:table-cell>
        </table:table-row>
        <table:table-row table:style-name="ro2">
          <table:table-cell office:value-type="string">
            <text:p>canvExtDetQ</text:p>
          </table:table-cell>
          <table:table-cell table:style-name="Default" office:value-type="string">
            <text:p>What to do with canvas?</text:p>
          </table:table-cell>
          <table:table-cell office:value-type="string">
            <text:p>Co mam zrobić z płótnem?</text:p>
          </table:table-cell>
          <table:table-cell office:value-type="string">
            <text:p>Was mache ich mit der Arbeitsfläche?</text:p>
          </table:table-cell>
        </table:table-row>
        <table:table-row table:style-name="ro2">
          <table:table-cell office:value-type="string">
            <text:p>extendCanvas</text:p>
          </table:table-cell>
          <table:table-cell table:style-name="Default" office:value-type="string">
            <text:p>Extend canvas</text:p>
          </table:table-cell>
          <table:table-cell office:value-type="string">
            <text:p>Rozszerz płótno</text:p>
          </table:table-cell>
          <table:table-cell office:value-type="string">
            <text:p>Erweiterte Arbeitsfläche</text:p>
          </table:table-cell>
        </table:table-row>
        <table:table-row table:style-name="ro2">
          <table:table-cell office:value-type="string">
            <text:p>dontExtCanv</text:p>
          </table:table-cell>
          <table:table-cell table:style-name="Default" office:value-type="string">
            <text:p>Crop without extension</text:p>
          </table:table-cell>
          <table:table-cell office:value-type="string">
            <text:p>Przytnij bez rozszerzania</text:p>
          </table:table-cell>
          <table:table-cell office:value-type="string">
            <text:p>Schnitt ohne Erweiterung</text:p>
          </table:table-cell>
        </table:table-row>
        <table:table-row table:style-name="ro2">
          <table:table-cell office:value-type="string">
            <text:p>retToCropping</text:p>
          </table:table-cell>
          <table:table-cell table:style-name="Default" office:value-type="string">
            <text:p>Return to cropping</text:p>
          </table:table-cell>
          <table:table-cell office:value-type="string">
            <text:p>Wróć do kadrowania</text:p>
          </table:table-cell>
          <table:table-cell office:value-type="string">
            <text:p>Zurück zum Schneiden</text:p>
          </table:table-cell>
        </table:table-row>
        <table:table-row table:style-name="ro2">
          <table:table-cell office:value-type="string">
            <text:p>chCompMethod</text:p>
          </table:table-cell>
          <table:table-cell table:style-name="Default" office:value-type="string">
            <text:p>Composition method</text:p>
          </table:table-cell>
          <table:table-cell office:value-type="string">
            <text:p>Metoda kompozycji</text:p>
          </table:table-cell>
          <table:table-cell office:value-type="string">
            <text:p>Kompositionsmethode</text:p>
          </table:table-cell>
        </table:table-row>
        <table:table-row table:style-name="ro2">
          <table:table-cell office:value-type="string">
            <text:p>chCompMethodQ</text:p>
          </table:table-cell>
          <table:table-cell table:style-name="Default" office:value-type="string">
            <text:p>Choose composition guidelines</text:p>
          </table:table-cell>
          <table:table-cell office:value-type="string">
            <text:p>Wybierz metodę kompozycji</text:p>
          </table:table-cell>
          <table:table-cell office:value-type="string">
            <text:p>Auswahl der Kompositionslinien</text:p>
          </table:table-cell>
        </table:table-row>
        <table:table-row table:style-name="ro2">
          <table:table-cell office:value-type="string">
            <text:p>goldenRule</text:p>
          </table:table-cell>
          <table:table-cell table:style-name="Default" office:value-type="string">
            <text:p>Golden Rule</text:p>
          </table:table-cell>
          <table:table-cell office:value-type="string">
            <text:p>Złoty podział</text:p>
          </table:table-cell>
          <table:table-cell office:value-type="string">
            <text:p>Goldene Regel</text:p>
          </table:table-cell>
        </table:table-row>
        <table:table-row table:style-name="ro2">
          <table:table-cell office:value-type="string">
            <text:p>ruleOfThirds</text:p>
          </table:table-cell>
          <table:table-cell table:style-name="Default" office:value-type="string">
            <text:p>Rule of Thirds</text:p>
          </table:table-cell>
          <table:table-cell office:value-type="string">
            <text:p>Reguła trzech</text:p>
          </table:table-cell>
          <table:table-cell office:value-type="string">
            <text:p>Drittel-Regel</text:p>
          </table:table-cell>
        </table:table-row>
        <table:table-row table:style-name="ro2">
          <table:table-cell office:value-type="string">
            <text:p>goldenTriangleUp</text:p>
          </table:table-cell>
          <table:table-cell table:style-name="Default" office:value-type="string">
            <text:p>Golden triangle upwards</text:p>
          </table:table-cell>
          <table:table-cell office:value-type="string">
            <text:p>Złoty trójkąt w górę</text:p>
          </table:table-cell>
          <table:table-cell office:value-type="string">
            <text:p>Goldene Dreieck aufwärts</text:p>
          </table:table-cell>
        </table:table-row>
        <table:table-row table:style-name="ro2">
          <table:table-cell office:value-type="string">
            <text:p>goldenTriangleDown</text:p>
          </table:table-cell>
          <table:table-cell table:style-name="Default" office:value-type="string">
            <text:p>Golden triangle downwards</text:p>
          </table:table-cell>
          <table:table-cell office:value-type="string">
            <text:p>Złoty trójkąt w dół</text:p>
          </table:table-cell>
          <table:table-cell office:value-type="string">
            <text:p>Goldene Dreieck abwärts</text:p>
          </table:table-cell>
        </table:table-row>
        <table:table-row table:style-name="ro2">
          <table:table-cell office:value-type="string">
            <text:p>diagonalMethod</text:p>
          </table:table-cell>
          <table:table-cell table:style-name="Default" office:value-type="string">
            <text:p>Diagonal method</text:p>
          </table:table-cell>
          <table:table-cell office:value-type="string">
            <text:p>Metoda przekątnych</text:p>
          </table:table-cell>
          <table:table-cell office:value-type="string">
            <text:p>Diagonale Regel</text:p>
          </table:table-cell>
        </table:table-row>
        <table:table-row table:style-name="ro2">
          <table:table-cell office:value-type="string">
            <text:p>goldenSpiralBL</text:p>
          </table:table-cell>
          <table:table-cell table:style-name="Default" office:value-type="string">
            <text:p>Golden Spiral bottom-left</text:p>
          </table:table-cell>
          <table:table-cell office:value-type="string">
            <text:p>Złota spirala lewo-dół</text:p>
          </table:table-cell>
          <table:table-cell office:value-type="string">
            <text:p>Goldene Spirale unten links</text:p>
          </table:table-cell>
        </table:table-row>
        <table:table-row table:style-name="ro2">
          <table:table-cell office:value-type="string">
            <text:p>goldenSpiralTL</text:p>
          </table:table-cell>
          <table:table-cell table:style-name="Default" office:value-type="string">
            <text:p>Golden Spiral top-left</text:p>
          </table:table-cell>
          <table:table-cell office:value-type="string">
            <text:p>Złota spirala lewo-góra</text:p>
          </table:table-cell>
          <table:table-cell office:value-type="string">
            <text:p>Goldene Spirale oben links</text:p>
          </table:table-cell>
        </table:table-row>
        <table:table-row table:style-name="ro2">
          <table:table-cell office:value-type="string">
            <text:p>goldenSpiralTR</text:p>
          </table:table-cell>
          <table:table-cell table:style-name="Default" office:value-type="string">
            <text:p>Golden Spiral top-right</text:p>
          </table:table-cell>
          <table:table-cell office:value-type="string">
            <text:p>Złota spirala prawo-góra</text:p>
          </table:table-cell>
          <table:table-cell office:value-type="string">
            <text:p>Goldene Spirale oben rechts</text:p>
          </table:table-cell>
        </table:table-row>
        <table:table-row table:style-name="ro2">
          <table:table-cell office:value-type="string">
            <text:p>goldenSpiralBR</text:p>
          </table:table-cell>
          <table:table-cell table:style-name="Default" office:value-type="string">
            <text:p>Golden Spiral bottom-right</text:p>
          </table:table-cell>
          <table:table-cell office:value-type="string">
            <text:p>Złota spirala prawo-dół</text:p>
          </table:table-cell>
          <table:table-cell office:value-type="string">
            <text:p>Goldene Spirale unten rechts</text:p>
          </table:table-cell>
        </table:table-row>
        <table:table-row table:style-name="ro2">
          <table:table-cell office:value-type="string">
            <text:p>selectAll</text:p>
          </table:table-cell>
          <table:table-cell table:style-name="Default" office:value-type="string">
            <text:p>Select All</text:p>
          </table:table-cell>
          <table:table-cell office:value-type="string">
            <text:p>Zaznacz wszystkie</text:p>
          </table:table-cell>
          <table:table-cell office:value-type="string">
            <text:p>Alles Auswählen</text:p>
          </table:table-cell>
        </table:table-row>
        <table:table-row table:style-name="ro2">
          <table:table-cell office:value-type="string">
            <text:p>deselectAll</text:p>
          </table:table-cell>
          <table:table-cell table:style-name="Default" office:value-type="string">
            <text:p>Deselect All</text:p>
          </table:table-cell>
          <table:table-cell office:value-type="string">
            <text:p>Odznacz wszystkie</text:p>
          </table:table-cell>
          <table:table-cell office:value-type="string">
            <text:p>Nichts Auswählen</text:p>
          </table:table-cell>
        </table:table-row>
        <table:table-row table:style-name="ro2">
          <table:table-cell office:value-type="string">
            <text:p>allGoldenSpirals</text:p>
          </table:table-cell>
          <table:table-cell table:style-name="Default" office:value-type="string">
            <text:p>All Golden Spirals</text:p>
          </table:table-cell>
          <table:table-cell office:value-type="string">
            <text:p>Wszystkie Złote Spirale</text:p>
          </table:table-cell>
          <table:table-cell office:value-type="string">
            <text:p>Alle Goldenen Spiralen</text:p>
          </table:table-cell>
        </table:table-row>
        <table:table-row table:style-name="ro2">
          <table:table-cell office:value-type="string">
            <text:p>basicRules</text:p>
          </table:table-cell>
          <table:table-cell table:style-name="Default" office:value-type="string">
            <text:p>Basic rules</text:p>
          </table:table-cell>
          <table:table-cell office:value-type="string">
            <text:p>Podstawowe podziały</text:p>
          </table:table-cell>
          <table:table-cell office:value-type="string">
            <text:p>Grundregeln</text:p>
          </table:table-cell>
        </table:table-row>
        <table:table-row table:style-name="ro2">
          <table:table-cell office:value-type="string">
            <text:p>ok</text:p>
          </table:table-cell>
          <table:table-cell table:style-name="Default" office:value-type="string">
            <text:p>OK</text:p>
          </table:table-cell>
          <table:table-cell table:number-columns-repeated="2" office:value-type="string">
            <text:p>OK</text:p>
          </table:table-cell>
        </table:table-row>
        <table:table-row table:style-name="ro2">
          <table:table-cell office:value-type="string">
            <text:p>cancel</text:p>
          </table:table-cell>
          <table:table-cell table:style-name="Default" office:value-type="string">
            <text:p>Cancel</text:p>
          </table:table-cell>
          <table:table-cell office:value-type="string">
            <text:p>Anuluj</text:p>
          </table:table-cell>
          <table:table-cell office:value-type="string">
            <text:p>Abbrechen</text:p>
          </table:table-cell>
        </table:table-row>
        <table:table-row table:style-name="ro2">
          <table:table-cell office:value-type="string">
            <text:p>stripAtPrc</text:p>
          </table:table-cell>
          <table:table-cell table:style-name="Default" office:value-type="string">
            <text:p>Strip at %1%%</text:p>
          </table:table-cell>
          <table:table-cell office:value-type="string">
            <text:p>Paski na %1%%</text:p>
          </table:table-cell>
          <table:table-cell office:value-type="string">
            <text:p>Linien auf %1%%</text:p>
          </table:table-cell>
        </table:table-row>
        <table:table-row table:style-name="ro2">
          <table:table-cell office:value-type="string">
            <text:p>openB4Run</text:p>
          </table:table-cell>
          <table:table-cell table:style-name="Default" office:value-type="string">
            <text:p>Open the document in which you want the script to run.</text:p>
          </table:table-cell>
          <table:table-cell office:value-type="string">
            <text:p>Otwórz dokument, w którym chcesz uruchomić ten skrypt.</text:p>
          </table:table-cell>
          <table:table-cell office:value-type="string">
            <text:p>Öffne das Dokument, in dem das Script ablaufen soll.</text:p>
          </table:table-cell>
        </table:table-row>
        <table:table-row table:style-name="ro2" table:number-rows-repeated="42">
          <table:table-cell/>
          <table:table-cell table:style-name="Default"/>
          <table:table-cell table:number-columns-repeated="2"/>
        </table:table-row>
        <table:table-row table:style-name="ro2" table:number-rows-repeated="65455">
          <table:table-cell table:number-columns-repeated="4"/>
        </table:table-row>
        <table:table-row table:style-name="ro2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mbria" svg:font-family="Cambria" style:font-family-generic="swiss"/>
    <style:font-face style:name="Czcionka tekstu podstawowego" svg:font-family="'Czcionka tekstu podstawowego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cent_20_1" style:display-name="20% - akcent 1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" style:display-name="20% - akcent 2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" style:display-name="20% - akcent 3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" style:display-name="20% - akcent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" style:display-name="20% - akcent 5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" style:display-name="20% - akcent 6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" style:display-name="40% - akcent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" style:display-name="40% - akcent 2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" style:display-name="40% - akcent 3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" style:display-name="40% - akcent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" style:display-name="40% - akcent 5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" style:display-name="40% - akcent 6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" style:display-name="60% - akcent 1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" style:display-name="60% - akcent 2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" style:display-name="60% - akcent 3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" style:display-name="60% - akcent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" style:display-name="60% - akcent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" style:display-name="60% - akcent 6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" style:display-name="Akcent 1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" style:display-name="Akcent 2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" style:display-name="Akcent 3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" style:display-name="Akcent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" style:display-name="Akcent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" style:display-name="Akcent 6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" style:display-name="Dane wejściow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" style:display-name="Dane wyjściow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" style:display-name="Komórka połączon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" style:display-name="Komórka zaznaczona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" style:display-name="Nagłówek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" style:display-name="Nagłówek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" style:display-name="Nagłówek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" style:display-name="Nagłówek 4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" style:display-name="Tekst objaśnienia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" style:display-name="Tekst ostrzeżenia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" style:family="table-cell" style:parent-style-name="Default">
      <style:table-cell-properties fo:background-color="#ffffcc" style:diagonal-bl-tr="none" style:diagonal-tl-br="none" fo:border="0.035cm solid #c0c0c0"/>
    </style:style>
    <style:style style:name="Złe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1" style:display-name="20% - akcent 1 1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1" style:display-name="20% - akcent 2 1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1" style:display-name="20% - akcent 3 1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1" style:display-name="20% - akcent 4 1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1" style:display-name="20% - akcent 5 1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1" style:display-name="20% - akcent 6 1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1" style:display-name="40% - akcent 1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1" style:display-name="40% - akcent 2 1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1" style:display-name="40% - akcent 3 1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1" style:display-name="40% - akcent 4 1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1" style:display-name="40% - akcent 5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1" style:display-name="40% - akcent 6 1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1" style:display-name="60% - akcent 1 1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1" style:display-name="60% - akcent 2 1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1" style:display-name="60% - akcent 3 1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1" style:display-name="60% - akcent 4 1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1" style:display-name="60% - akcent 5 1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1" style:display-name="60% - akcent 6 1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1" style:display-name="Akcent 1 1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1" style:display-name="Akcent 2 1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1" style:display-name="Akcent 3 1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1" style:display-name="Akcent 4 1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1" style:display-name="Akcent 5 1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1" style:display-name="Akcent 6 1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1" style:display-name="Dane wejściowe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1" style:display-name="Dane wyjściowe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1" style:display-name="Dobre 1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1" style:display-name="Komórka połączona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1" style:display-name="Komórka zaznaczona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1" style:display-name="Nagłówek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1" style:display-name="Nagłówek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1" style:display-name="Nagłówek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1" style:display-name="Nagłówek 4 1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1" style:display-name="Neutralne 1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1" style:display-name="Obliczenia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1" style:display-name="Suma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1" style:display-name="Tekst objaśnienia 1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1" style:display-name="Tekst ostrzeżenia 1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1" style:display-name="Tytuł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1" style:display-name="Uwaga 1" style:family="table-cell" style:parent-style-name="Default">
      <style:table-cell-properties fo:background-color="#ffffcc" style:diagonal-bl-tr="none" style:diagonal-tl-br="none" fo:border="0.035cm solid #c0c0c0"/>
    </style:style>
    <style:style style:name="Złe_20_1" style:display-name="Złe 1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2" style:display-name="20% - akcent 1 2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2" style:display-name="20% - akcent 2 2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2" style:display-name="20% - akcent 3 2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2" style:display-name="20% - akcent 4 2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2" style:display-name="20% - akcent 5 2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2" style:display-name="20% - akcent 6 2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2" style:display-name="40% - akcent 1 2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2" style:display-name="40% - akcent 2 2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2" style:display-name="40% - akcent 3 2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2" style:display-name="40% - akcent 4 2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2" style:display-name="40% - akcent 5 2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2" style:display-name="40% - akcent 6 2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2" style:display-name="60% - akcent 1 2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2" style:display-name="60% - akcent 2 2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2" style:display-name="60% - akcent 3 2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2" style:display-name="60% - akcent 4 2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2" style:display-name="60% - akcent 5 2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2" style:display-name="60% - akcent 6 2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2" style:display-name="Akcent 1 2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2" style:display-name="Akcent 2 2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2" style:display-name="Akcent 3 2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2" style:display-name="Akcent 4 2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2" style:display-name="Akcent 5 2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2" style:display-name="Akcent 6 2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2" style:display-name="Dane wejściowe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2" style:display-name="Dane wyjściowe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2" style:display-name="Dobre 2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2" style:display-name="Komórka połączona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2" style:display-name="Komórka zaznaczona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2" style:display-name="Nagłówek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2" style:display-name="Nagłówek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2" style:display-name="Nagłówek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2" style:display-name="Nagłówek 4 2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2" style:display-name="Neutralne 2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2" style:display-name="Obliczenia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2" style:display-name="Suma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2" style:display-name="Tekst objaśnienia 2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2" style:display-name="Tekst ostrzeżenia 2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2" style:display-name="Tytuł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2" style:display-name="Uwaga 2" style:family="table-cell" style:parent-style-name="Default">
      <style:table-cell-properties fo:background-color="#ffffcc" style:diagonal-bl-tr="none" style:diagonal-tl-br="none" fo:border="0.035cm solid #c0c0c0"/>
    </style:style>
    <style:style style:name="Złe_20_2" style:display-name="Złe 2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3">13.08.2009</text:date>, <text:time>16:15:5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1" style:display-name="PageStyle_Arkusz1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2" style:display-name="PageStyle_Arkusz1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8-13T16:15:52.51</dc:date>
    <meta:editing-duration>PT00H24M40S</meta:editing-duration>
    <meta:editing-cycles>7</meta:editing-cycles>
    <meta:document-statistic meta:table-count="1" meta:cell-count="152" meta:object-count="0"/>
  </office:meta>
</office:document-meta>
</file>